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rappedInputStream.skip( long 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WrappedInputStream.read( byte [ ] b , int offset , int length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0">
            <text:p text:style-name="Table_20_Contents">10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WrappedInputStream.WrappedInputStream( InputStream stre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rappedInputStream.clos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WrappedInputStream.read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